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float" office:value="500.1" calcext:value-type="float">
            <text:p>500.1</text:p>
          </table:table-cell>
          <table:table-cell office:value-type="float" office:value="1000.2" calcext:value-type="float">
            <text:p>1000.2</text:p>
          </table:table-cell>
          <table:table-cell office:value-type="float" office:value="2000.5" calcext:value-type="float">
            <text:p>2000.5</text:p>
          </table:table-cell>
          <table:table-cell office:value-type="float" office:value="5000.1" calcext:value-type="float">
            <text:p>5000.1</text:p>
          </table:table-cell>
        </table:table-row>
        <table:table-row table:style-name="ro1">
          <table:table-cell office:value-type="string" calcext:value-type="string">
            <text:p>bb.ackle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alpin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eggholder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ellip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goldsteinpric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griewan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lev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michalewicz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quadr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quartic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bb.rastrigi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rosenbr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b.salomo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chwefel1_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chwefel2_2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chwefel2_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ixhum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pherical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st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.zakharov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ackle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alpin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egghold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ellip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goldsteinpric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griewan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lev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michalewicz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quadr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quar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rastrigi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rosenbroc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salomo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schwefel1_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schwefel2_2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schwefel2_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sixhum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spherical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st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a.zakharov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ackle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alpin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eggholder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ellip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goldsteinpric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griewan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lev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michalewicz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quadr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quar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rastrigi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rosenbroc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salomo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schwefel1_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schwefel2_2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schwefel2_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sixhum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spherical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st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.zakharov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ackle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alpin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eggholder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ellip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goldsteinpric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griewank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bestgc.lev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michalewicz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quadr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quar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rastrigi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rosenbroc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salomo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schwefel1_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schwefel2_2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schwefel2_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sixhum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spherical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st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bestgc.zakharov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ackle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alpin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egghold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ellip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goldsteinpric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griewan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levy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lbest.michalewicz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quadr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quar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rastrigi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rosenbroc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salomo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schwefel1_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schwefel2_2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schwefel2_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sixhum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spherical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st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.zakharov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ackle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alpin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eggholder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ellip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goldsteinpric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griewan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lev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michalewicz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quadr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quar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rastrigi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rosenbroc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salomo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schwefel1_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schwefel2_2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schwefel2_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sixhum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spherical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st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bestgc.zakharov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ackle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alpin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eggholder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ellip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goldsteinpric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griewan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lev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michalewicz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quadr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quar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rastrigin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so.rosenbroc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salomo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schwefel1_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schwefel2_2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schwefel2_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sixhum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spherical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st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so.zakharov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ackle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alpin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eggholder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ellipti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n.goldsteinpric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griewan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lev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michalewicz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quadr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quar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rastrigi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rosenbroc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salomo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schwefel1_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schwefel2_2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n.schwefel2_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sixhum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spherical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st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.zakharov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ackle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alpin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eggholder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ellip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goldsteinprice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griewank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vngc.levy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michalewicz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quadr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quartic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rastrigi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rosenbrock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salomon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schwefel1_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schwefel2_2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schwefel2_2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sixhum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spherical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step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ngc.zakharov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2:Sheet1.E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7T19:35:30.426424183</dc:date>
    <dc:creator>Phlippie Bosman</dc:creator>
    <meta:document-statistic meta:table-count="1" meta:cell-count="904" meta:object-count="0"/>
    <meta:generator>LibreOffice/4.1.3.2$Linux_X86_64 LibreOffice_project/410m0$Build-2</meta:generator>
  </office:meta>
</office:document-meta>
</file>